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1.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1.4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1.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1.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2.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5.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3.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3.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3.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3.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3.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cm" fo:min-width="3.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5cm" fo:min-width="3.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cm" svg:height="1.1cm" svg:x="1cm" svg:y="1.1cm">
          <text:p text:style-name="P1">room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1cm" svg:height="1.5cm" svg:x="2.8cm" svg:y="18.4cm">
          <text:p text:style-name="P1">Room...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.9cm" svg:height="1.3cm" svg:x="3.7cm" svg:y="1cm">
          <text:p text:style-name="P1">Room1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.9cm" svg:y1="2.2cm" svg:x2="2.8cm" svg:y2="19.15cm" draw:start-shape="id1" draw:start-glue-point="2" draw:end-shape="id2" draw:end-glue-point="3" svg:d="M1900 2200v16950h900" svg:viewBox="0 0 901 16951">
          <text:p/>
        </draw:connector>
        <draw:connector draw:style-name="gr4" draw:text-style-name="P2" draw:layer="layout" svg:x1="2.8cm" svg:y1="1.65cm" svg:x2="3.7cm" svg:y2="1.65cm" draw:start-shape="id1" draw:start-glue-point="1" draw:end-shape="id3" draw:end-glue-point="3" svg:d="M2800 1650h900" svg:viewBox="0 0 901 1">
          <text:p/>
        </draw:connector>
        <draw:custom-shape draw:style-name="gr5" draw:text-style-name="P1" xml:id="id4" draw:id="id4" draw:layer="layout" svg:width="1.6cm" svg:height="1.3cm" svg:x="7.2cm" svg:y="1cm">
          <text:p text:style-name="P1">Knock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2.1cm" svg:height="1.6cm" svg:x="7.2cm" svg:y="2.6cm">
          <text:p text:style-name="P1">Players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3.4cm" svg:height="2.4cm" svg:x="6.8cm" svg:y="7.1cm">
          <text:p text:style-name="P1">gameProps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3.5cm" svg:height="2.4cm" svg:x="11.4cm" svg:y="7.2cm">
          <text:p text:style-name="P1">Characters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4.5cm" svg:height="2cm" svg:x="16.2cm" svg:y="7.5cm">
          <text:p text:style-name="P1">character_uuid</text:p>
          <draw:enhanced-geometry svg:viewBox="0 0 21600 21600" draw:type="rectangle" draw:enhanced-path="M 0 0 L 21600 0 21600 21600 0 21600 0 0 Z N"/>
        </draw:custom-shape>
        <draw:custom-shape draw:style-name="gr10" draw:text-style-name="P1" xml:id="id15" draw:id="id15" draw:layer="layout" svg:width="5.6cm" svg:height="1.7cm" svg:x="22.4cm" svg:y="13.1cm">
          <text:p text:style-name="P1">position_encoded 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4.5cm" svg:height="2cm" svg:x="16.3cm" svg:y="10.3cm">
          <text:p text:style-name="P1">character_uuid</text:p>
          <draw:enhanced-geometry svg:viewBox="0 0 21600 21600" draw:type="rectangle" draw:enhanced-path="M 0 0 L 21600 0 21600 21600 0 21600 0 0 Z N"/>
        </draw:custom-shape>
        <draw:custom-shape draw:style-name="gr11" draw:text-style-name="P1" xml:id="id17" draw:id="id17" draw:layer="layout" svg:width="5.5cm" svg:height="1.4cm" svg:x="22.4cm" svg:y="10.6cm">
          <text:p text:style-name="P1">position_encoded</text:p>
          <draw:enhanced-geometry svg:viewBox="0 0 21600 21600" draw:type="rectangle" draw:enhanced-path="M 0 0 L 21600 0 21600 21600 0 21600 0 0 Z N"/>
        </draw:custom-shape>
        <draw:custom-shape draw:style-name="gr12" draw:text-style-name="P1" xml:id="id11" draw:id="id11" draw:layer="layout" svg:width="3.7cm" svg:height="1.2cm" svg:x="11.4cm" svg:y="13.4cm">
          <text:p text:style-name="P1">Boxes</text:p>
          <draw:enhanced-geometry svg:viewBox="0 0 21600 21600" draw:type="rectangle" draw:enhanced-path="M 0 0 L 21600 0 21600 21600 0 21600 0 0 Z N"/>
        </draw:custom-shape>
        <draw:custom-shape draw:style-name="gr13" draw:text-style-name="P1" xml:id="id12" draw:id="id12" draw:layer="layout" svg:width="4.2cm" svg:height="1.2cm" svg:x="11.1cm" svg:y="15.5cm">
          <text:p text:style-name="P1">Score</text:p>
          <draw:enhanced-geometry svg:viewBox="0 0 21600 21600" draw:type="rectangle" draw:enhanced-path="M 0 0 L 21600 0 21600 21600 0 21600 0 0 Z N"/>
        </draw:custom-shape>
        <draw:custom-shape draw:style-name="gr14" draw:text-style-name="P1" xml:id="id14" draw:id="id14" draw:layer="layout" svg:width="3.7cm" svg:height="1.4cm" svg:x="16.6cm" svg:y="13.3cm">
          <text:p text:style-name="P1">Box</text:p>
          <draw:enhanced-geometry svg:viewBox="0 0 21600 21600" draw:type="rectangle" draw:enhanced-path="M 0 0 L 21600 0 21600 21600 0 21600 0 0 Z N"/>
        </draw:custom-shape>
        <draw:custom-shape draw:style-name="gr15" draw:text-style-name="P1" xml:id="id16" draw:id="id16" draw:layer="layout" svg:width="3.9cm" svg:height="1.5cm" svg:x="22.8cm" svg:y="17.5cm">
          <text:p text:style-name="P1">Contents...</text:p>
          <draw:enhanced-geometry svg:viewBox="0 0 21600 21600" draw:type="rectangle" draw:enhanced-path="M 0 0 L 21600 0 21600 21600 0 21600 0 0 Z N"/>
        </draw:custom-shape>
        <draw:custom-shape draw:style-name="gr16" draw:text-style-name="P1" xml:id="id13" draw:id="id13" draw:layer="layout" svg:width="4.3cm" svg:height="1.2cm" svg:x="11cm" svg:y="18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5.6cm" svg:height="1.7cm" svg:x="22.4cm" svg:y="7.5cm">
          <text:p text:style-name="P1">position_encoded 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5.6cm" svg:y1="1.65cm" svg:x2="7.2cm" svg:y2="1.65cm" draw:start-shape="id3" draw:start-glue-point="1" draw:end-shape="id4" draw:end-glue-point="3" svg:d="M5600 1650h1600" svg:viewBox="0 0 1601 1">
          <text:p/>
        </draw:connector>
        <draw:connector draw:style-name="gr4" draw:text-style-name="P2" draw:layer="layout" svg:x1="5.6cm" svg:y1="1.65cm" svg:x2="7.2cm" svg:y2="3.4cm" draw:start-shape="id3" draw:start-glue-point="1" draw:end-shape="id5" draw:end-glue-point="3" svg:d="M5600 1650h823v1750h777" svg:viewBox="0 0 1601 1751">
          <text:p/>
        </draw:connector>
        <draw:connector draw:style-name="gr4" draw:text-style-name="P2" draw:layer="layout" svg:x1="5.6cm" svg:y1="1.65cm" svg:x2="6.8cm" svg:y2="8.3cm" draw:start-shape="id3" draw:start-glue-point="1" draw:end-shape="id6" draw:end-glue-point="3" svg:d="M5600 1650h623v6650h577" svg:viewBox="0 0 1201 6651">
          <text:p/>
        </draw:connector>
        <draw:connector draw:style-name="gr4" draw:text-style-name="P2" draw:layer="layout" svg:x1="10.2cm" svg:y1="8.3cm" svg:x2="11.4cm" svg:y2="8.4cm" draw:start-shape="id6" draw:start-glue-point="1" draw:end-shape="id7" draw:end-glue-point="3" svg:d="M10200 8300h600v100h600" svg:viewBox="0 0 1201 101">
          <text:p/>
        </draw:connector>
        <draw:connector draw:style-name="gr4" draw:text-style-name="P2" draw:layer="layout" svg:x1="20.7cm" svg:y1="8.5cm" svg:x2="22.4cm" svg:y2="8.35cm" draw:start-shape="id8" draw:start-glue-point="1" draw:end-shape="id9" draw:end-glue-point="3" svg:d="M20700 8500h850v-150h850" svg:viewBox="0 0 1701 151">
          <text:p/>
        </draw:connector>
        <draw:connector draw:style-name="gr4" draw:text-style-name="P2" draw:layer="layout" svg:x1="14.9cm" svg:y1="8.4cm" svg:x2="16.3cm" svg:y2="11.3cm" draw:start-shape="id7" draw:start-glue-point="1" draw:end-shape="id10" draw:end-glue-point="3" svg:d="M14900 8400h700v2900h700" svg:viewBox="0 0 1401 2901">
          <text:p/>
        </draw:connector>
        <draw:connector draw:style-name="gr4" draw:text-style-name="P2" draw:layer="layout" svg:x1="10.2cm" svg:y1="8.3cm" svg:x2="11.4cm" svg:y2="14cm" draw:start-shape="id6" draw:start-glue-point="1" draw:end-shape="id11" draw:end-glue-point="3" svg:d="M10200 8300h600v5700h600" svg:viewBox="0 0 1201 5701">
          <text:p/>
        </draw:connector>
        <draw:connector draw:style-name="gr4" draw:text-style-name="P2" draw:layer="layout" svg:x1="10.2cm" svg:y1="8.3cm" svg:x2="11.1cm" svg:y2="16.1cm" draw:start-shape="id6" draw:start-glue-point="1" draw:end-shape="id12" draw:end-glue-point="3" svg:d="M10200 8300h501v4200h-102v3600h501" svg:viewBox="0 0 901 7801">
          <text:p/>
        </draw:connector>
        <draw:connector draw:style-name="gr4" draw:text-style-name="P2" draw:layer="layout" svg:x1="10.2cm" svg:y1="8.3cm" svg:x2="11cm" svg:y2="18.7cm" draw:start-shape="id6" draw:start-glue-point="1" draw:end-shape="id13" draw:end-glue-point="3" svg:d="M10200 8300h501v5500h-202v4900h501" svg:viewBox="0 0 801 10401">
          <text:p/>
        </draw:connector>
        <draw:connector draw:style-name="gr4" draw:text-style-name="P2" draw:layer="layout" svg:x1="15.1cm" svg:y1="14cm" svg:x2="16.6cm" svg:y2="14cm" draw:start-shape="id11" draw:start-glue-point="1" draw:end-shape="id14" draw:end-glue-point="3" svg:d="M15100 14000h1500" svg:viewBox="0 0 1501 1">
          <text:p/>
        </draw:connector>
        <draw:connector draw:style-name="gr4" draw:text-style-name="P2" draw:layer="layout" svg:x1="20.3cm" svg:y1="14cm" svg:x2="22.4cm" svg:y2="13.95cm" draw:start-shape="id14" draw:start-glue-point="1" draw:end-shape="id15" draw:end-glue-point="3" svg:d="M20300 14000h1050v-50h1050" svg:viewBox="0 0 2101 51">
          <text:p/>
        </draw:connector>
        <draw:connector draw:style-name="gr4" draw:text-style-name="P2" draw:layer="layout" svg:x1="20.3cm" svg:y1="14cm" svg:x2="22.8cm" svg:y2="18.25cm" draw:start-shape="id14" draw:start-glue-point="1" draw:end-shape="id16" draw:end-glue-point="3" svg:d="M20300 14000h1250v4250h1250" svg:viewBox="0 0 2501 4251">
          <text:p/>
        </draw:connector>
        <draw:connector draw:style-name="gr4" draw:text-style-name="P2" draw:layer="layout" svg:x1="20.8cm" svg:y1="11.3cm" svg:x2="22.4cm" svg:y2="11.3cm" draw:start-shape="id10" draw:start-glue-point="1" draw:end-shape="id17" draw:end-glue-point="3" svg:d="M20800 11300h1600" svg:viewBox="0 0 1601 1">
          <text:p/>
        </draw:connector>
        <draw:connector draw:style-name="gr4" draw:text-style-name="P2" draw:layer="layout" svg:x1="14.9cm" svg:y1="8.4cm" svg:x2="16.2cm" svg:y2="8.5cm" draw:start-shape="id7" draw:start-glue-point="1" draw:end-shape="id8" draw:end-glue-point="3" svg:d="M14900 8400h650v100h650" svg:viewBox="0 0 1301 101">
          <text:p/>
        </draw:connector>
        <draw:custom-shape draw:style-name="gr9" draw:text-style-name="P1" xml:id="id18" draw:id="id18" draw:layer="layout" svg:width="4.5cm" svg:height="2cm" svg:x="10.7cm" svg:y="2.3cm">
          <text:p text:style-name="P1">character_uuid</text:p>
          <draw:enhanced-geometry svg:viewBox="0 0 21600 21600" draw:type="rectangle" draw:enhanced-path="M 0 0 L 21600 0 21600 21600 0 21600 0 0 Z N"/>
        </draw:custom-shape>
        <draw:custom-shape draw:style-name="gr10" draw:text-style-name="P1" xml:id="id19" draw:id="id19" draw:layer="layout" svg:width="5.6cm" svg:height="1.7cm" svg:x="16.2cm" svg:y="1.4cm">
          <text:p text:style-name="P1">usernam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3cm" svg:y1="3.4cm" svg:x2="10.7cm" svg:y2="3.3cm" draw:start-shape="id5" draw:start-glue-point="1" draw:end-shape="id18" draw:end-glue-point="3" svg:d="M9300 3400h700v-100h700" svg:viewBox="0 0 1401 101">
          <text:p/>
        </draw:connector>
        <draw:connector draw:style-name="gr4" draw:text-style-name="P2" draw:layer="layout" svg:x1="15.2cm" svg:y1="3.3cm" svg:x2="16.2cm" svg:y2="2.25cm" draw:start-shape="id18" draw:start-glue-point="1" draw:end-shape="id19" draw:end-glue-point="3" svg:d="M15200 3300h500v-1050h500" svg:viewBox="0 0 1001 1051">
          <text:p/>
        </draw:connector>
        <draw:custom-shape draw:style-name="gr17" draw:text-style-name="P1" xml:id="id20" draw:id="id20" draw:layer="layout" svg:width="4.1cm" svg:height="1.3cm" svg:x="7.1cm" svg:y="5cm">
          <text:p text:style-name="P1">startGame</text:p>
          <draw:enhanced-geometry svg:viewBox="0 0 21600 21600" draw:type="rectangle" draw:enhanced-path="M 0 0 L 21600 0 21600 21600 0 21600 0 0 Z N"/>
        </draw:custom-shape>
        <draw:custom-shape draw:style-name="gr18" draw:text-style-name="P1" xml:id="id21" draw:id="id21" draw:layer="layout" svg:width="4.2cm" svg:height="1.3cm" svg:x="12.3cm" svg:y="5.4cm">
          <text:p text:style-name="P1">true/fals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1.2cm" svg:y1="5.65cm" svg:x2="12.3cm" svg:y2="6.05cm" draw:start-shape="id20" draw:start-glue-point="1" draw:end-shape="id21" draw:end-glue-point="3" svg:d="M11200 5650h550v400h550" svg:viewBox="0 0 1101 401">
          <text:p/>
        </draw:connector>
        <draw:custom-shape draw:style-name="gr9" draw:text-style-name="P1" xml:id="id22" draw:id="id22" draw:layer="layout" svg:width="4.5cm" svg:height="2cm" svg:x="16.4cm" svg:y="15.1cm">
          <text:p text:style-name="P1">character_uui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5.3cm" svg:y1="16.1cm" svg:x2="16.4cm" svg:y2="16.1cm" draw:start-shape="id12" draw:start-glue-point="1" draw:end-shape="id22" draw:end-glue-point="3" svg:d="M15300 16100h1100" svg:viewBox="0 0 1101 1">
          <text:p/>
        </draw:connector>
        <draw:connector draw:style-name="gr4" draw:text-style-name="P2" draw:layer="layout" svg:x1="9.3cm" svg:y1="3.4cm" svg:x2="9.3cm" svg:y2="3.4cm" draw:start-shape="id5" draw:start-glue-point="1" draw:end-shape="id5" svg:d="M9300 3400z" svg:viewBox="0 0 1 1">
          <text:p/>
        </draw:connector>
        <draw:connector draw:style-name="gr4" draw:text-style-name="P2" draw:layer="layout" svg:x1="5.6cm" svg:y1="1.65cm" svg:x2="7.1cm" svg:y2="5.65cm" draw:start-shape="id3" draw:start-glue-point="1" draw:end-shape="id20" draw:end-glue-point="3" svg:d="M5600 1650h773v4000h727" svg:viewBox="0 0 1501 4001">
          <text:p/>
        </draw:connector>
        <draw:custom-shape draw:style-name="gr10" draw:text-style-name="P1" xml:id="id23" draw:id="id23" draw:layer="layout" svg:width="5.6cm" svg:height="1.7cm" svg:x="16.2cm" svg:y="3.3cm">
          <text:p text:style-name="P1">avata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5.2cm" svg:y1="3.3cm" svg:x2="16.2cm" svg:y2="4.15cm" draw:start-shape="id18" draw:start-glue-point="1" draw:end-shape="id23" draw:end-glue-point="3" svg:d="M15200 3300h500v850h500" svg:viewBox="0 0 1001 8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09:49:32.078919443</meta:creation-date>
    <dc:date>2021-07-30T13:08:55.669811388</dc:date>
    <meta:editing-duration>PT1M46S</meta:editing-duration>
    <meta:editing-cycles>2</meta:editing-cycles>
    <meta:generator>LibreOffice/6.4.7.2$Linux_X86_64 LibreOffice_project/40$Build-2</meta:generator>
    <meta:document-statistic meta:object-count="46"/>
  </office:meta>
</office:document-meta>
</file>